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0" style:family="table">
      <style:table-properties style:width="14.249cm" fo:margin-left="0.699cm" fo:margin-right="2.053cm" table:align="margins"/>
    </style:style>
    <style:style style:name="Tabla10.A" style:family="table-column">
      <style:table-column-properties style:column-width="1.746cm" style:rel-column-width="8029*"/>
    </style:style>
    <style:style style:name="Tabla10.B" style:family="table-column">
      <style:table-column-properties style:column-width="5.006cm" style:rel-column-width="23025*"/>
    </style:style>
    <style:style style:name="Tabla10.C" style:family="table-column">
      <style:table-column-properties style:column-width="7.497cm" style:rel-column-width="34481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 style:master-page-name="Index">
      <style:paragraph-properties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ffff" fo:font-size="48pt" officeooo:rsid="001d62c6" officeooo:paragraph-rsid="001d62c6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000000" fo:font-size="32pt" officeooo:rsid="001d62c6" officeooo:paragraph-rsid="001d62c6" style:font-size-asian="32pt" style:font-size-complex="32pt"/>
    </style:style>
    <style:style style:name="P5" style:family="paragraph" style:parent-style-name="Standard">
      <style:paragraph-properties fo:text-align="justify" style:justify-single-word="false"/>
      <style:text-properties style:font-name="DejaVu Sans Light" fo:font-weight="normal" officeooo:paragraph-rsid="001fbd61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paragraph-rsid="001fbd61" style:font-weight-asian="normal" style:font-weight-complex="normal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style:font-name="DejaVu Sans Light" fo:font-weight="normal" officeooo:rsid="001fbd61" officeooo:paragraph-rsid="001fbd61" style:font-weight-asian="normal" style:font-weight-complex="normal"/>
    </style:style>
    <style:style style:name="P9" style:family="paragraph" style:parent-style-name="Standard" style:list-style-name="L1">
      <style:paragraph-properties fo:margin-left="0.476cm" fo:margin-right="0cm" fo:text-align="justify" style:justify-single-word="false" fo:text-indent="0cm" style:auto-text-indent="false"/>
      <style:text-properties style:font-name="DejaVu Sans Light" fo:font-weight="normal" officeooo:paragraph-rsid="001fbd61" style:font-weight-asian="normal" style:font-weight-complex="normal"/>
    </style:style>
    <style:style style:name="P10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style:font-name="DejaVu Sans Light" fo:font-weight="normal" officeooo:paragraph-rsid="001fbd61" style:font-weight-asian="normal" style:font-weight-complex="normal"/>
    </style:style>
    <style:style style:name="P11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style:font-name="DejaVu Sans Light" fo:font-weight="normal" officeooo:paragraph-rsid="001fbd61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ejaVu Sans Light" fo:font-weight="normal" officeooo:rsid="0020c1c9" officeooo:paragraph-rsid="0020c1c9" style:font-weight-asian="normal" style:font-weight-complex="normal"/>
    </style:style>
    <style:style style:name="P13" style:family="paragraph" style:parent-style-name="Text_20_body">
      <style:text-properties officeooo:rsid="001fbd61" officeooo:paragraph-rsid="001fbd61"/>
    </style:style>
    <style:style style:name="P14" style:family="paragraph" style:parent-style-name="Text_20_body">
      <style:text-properties officeooo:rsid="00216158" officeooo:paragraph-rsid="00216158"/>
    </style:style>
    <style:style style:name="P15" style:family="paragraph" style:parent-style-name="Text_20_body">
      <style:text-properties officeooo:rsid="002214ef" officeooo:paragraph-rsid="002214ef"/>
    </style:style>
    <style:style style:name="P16" style:family="paragraph" style:parent-style-name="Text_20_body">
      <style:text-properties officeooo:rsid="0022fe00" officeooo:paragraph-rsid="0022fe00"/>
    </style:style>
    <style:style style:name="P17" style:family="paragraph" style:parent-style-name="Text_20_body">
      <style:text-properties officeooo:rsid="0023cca3" officeooo:paragraph-rsid="0023cca3"/>
    </style:style>
    <style:style style:name="P18" style:family="paragraph" style:parent-style-name="Text_20_body">
      <style:text-properties officeooo:rsid="00241a08" officeooo:paragraph-rsid="00241a08"/>
    </style:style>
    <style:style style:name="P19" style:family="paragraph" style:parent-style-name="Text_20_body">
      <style:text-properties officeooo:rsid="00245fef" officeooo:paragraph-rsid="00245fef"/>
    </style:style>
    <style:style style:name="P20" style:family="paragraph" style:parent-style-name="Table_20_Contents">
      <style:paragraph-properties fo:text-align="center" style:justify-single-word="false"/>
      <style:text-properties style:font-name="DejaVu Sans Light" fo:font-size="13pt" fo:font-weight="bold" officeooo:paragraph-rsid="001fbd61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 Light" officeooo:paragraph-rsid="001fbd61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DejaVu Sans Light" fo:font-weight="bold" officeooo:paragraph-rsid="001fbd61" style:font-weight-asian="bold" style:font-weight-complex="bold"/>
    </style:style>
    <style:style style:name="P2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71487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fo:font-weight="bold" officeooo:rsid="00160d24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56f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jercicio SAI</text:p>
      <text:p text:style-name="P3"/>
      <text:p text:style-name="P4">Alejandro Rodríguez Rojas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Índice</text:p>
          </text:index-title>
        </text:index-body>
      </text:table-of-content>
      <text:p text:style-name="P4"/>
      <text:h text:style-name="P23" text:outline-level="1">Introducción</text:h>
      <text:p text:style-name="P13">Vamos a realizar el siguiente ejercicio:</text:p>
      <text:p text:style-name="P5">Nos han asignado la tarea de decidir qu<text:span text:style-name="T1">é</text:span> SAI se adapta mejor a nuestras necesidades, teniendo en cuenta que necesitamos ofrecer la posibilidad de conectar dispositivos que consuman 800 W en total. Los SAI que estamos estudiando son los siguientes: <text:span text:style-name="T2">(</text:span><text:span text:style-name="T3">2 </text:span><text:span text:style-name="T2">puntos)</text:span></text:p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0"/>
          </table:table-cell>
          <table:table-cell table:style-name="Tabla10.A1" office:value-type="string">
            <text:p text:style-name="P20">Potencia</text:p>
          </table:table-cell>
          <table:table-cell table:style-name="Tabla10.C1" office:value-type="string">
            <text:p text:style-name="P20">Batería</text:p>
          </table:table-cell>
        </table:table-row>
        <table:table-row>
          <table:table-cell table:style-name="Tabla10.A2" office:value-type="string">
            <text:p text:style-name="P22">SAI 1</text:p>
          </table:table-cell>
          <table:table-cell table:style-name="Tabla10.B4" office:value-type="string">
            <text:p text:style-name="P21">1100 VA</text:p>
          </table:table-cell>
          <table:table-cell table:style-name="Tabla10.C4" office:value-type="string">
            <text:p text:style-name="P21">1 bater<text:span text:style-name="T1">í</text:span>a</text:p>
            <text:p text:style-name="P21">V=12, <text:s/>Ah =9</text:p>
          </table:table-cell>
        </table:table-row>
        <table:table-row>
          <table:table-cell table:style-name="Tabla10.A2" office:value-type="string">
            <text:p text:style-name="P22">SAI 2</text:p>
          </table:table-cell>
          <table:table-cell table:style-name="Tabla10.B4" office:value-type="string">
            <text:p text:style-name="P21">1260 W / 1400 VA</text:p>
          </table:table-cell>
          <table:table-cell table:style-name="Tabla10.C4" office:value-type="string">
            <text:p text:style-name="P21">1 bater<text:span text:style-name="T1">í</text:span>a </text:p>
            <text:p text:style-name="P21">V=12, <text:s/>Ah = 9,7</text:p>
          </table:table-cell>
        </table:table-row>
        <table:table-row>
          <table:table-cell table:style-name="Tabla10.A2" office:value-type="string">
            <text:p text:style-name="P22">SAI 3</text:p>
          </table:table-cell>
          <table:table-cell table:style-name="Tabla10.B4" office:value-type="string">
            <text:p text:style-name="P21">900 W</text:p>
            <text:p text:style-name="P21">fp = 70 %</text:p>
          </table:table-cell>
          <table:table-cell table:style-name="Tabla10.C4" office:value-type="string">
            <text:p text:style-name="P21">2 bater<text:span text:style-name="T1">í</text:span>as <text:span text:style-name="T4">V*Ah=408</text:span></text:p>
          </table:table-cell>
        </table:table-row>
      </table:table>
      <text:p text:style-name="P6"/>
      <text:p text:style-name="P6"/>
      <text:p text:style-name="P11">a) Indica el SAI que no se adapta nuestra necesidad de potencia máxima. Razona la respuesta.</text:p>
      <text:p text:style-name="P10"/>
      <text:p text:style-name="P10">b) Para una carga media de 400 W, necesito un tiempo de autonomía de como mínimo 8 minutos. ¿Qué SAI me da esas prestaciones? Razona la respuesta.</text:p>
      <text:p text:style-name="P10"/>
      <text:list xml:id="list3510253057173938107" text:style-name="L1">
        <text:list-item>
          <text:p text:style-name="P9">Para una carga media de 200 W, ¿qué tiempo de autonomía me da cada SAI?</text:p>
        </text:list-item>
      </text:list>
      <text:p text:style-name="P8"/>
      <text:p text:style-name="P12"/>
      <text:h text:style-name="Heading_20_1" text:outline-level="1">Ejercicio a</text:h>
      <text:p text:style-name="P14">800 W en total</text:p>
      <text:p text:style-name="P15">Sai 1→1100V, no se indica el factor de potencia lo general es 0.6</text:p>
      <text:p text:style-name="P16">1100*0.6=660W</text:p>
      <text:p text:style-name="P16">Sai 2→1260 W</text:p>
      <text:p text:style-name="P16">Sai 3 → 900 W</text:p>
      <text:p text:style-name="P16"/>
      <text:p text:style-name="P16">El que no cumple nuestras características es el Sai 1</text:p>
      <text:p text:style-name="P16"/>
      <text:h text:style-name="Heading_20_1" text:outline-level="1"><text:soft-page-break/>Ejercicio b</text:h>
      <text:p text:style-name="P17">Para carga media de 400W necesitamos 8 minutos, cuales son los que soportan eso.</text:p>
      <text:p text:style-name="P18">Tiempo en min duracion SAI= ((N*V*AH*Eff)/VA)*60</text:p>
      <text:p text:style-name="P19">Sai 1→</text:p>
      <text:p text:style-name="P19">N=1</text:p>
      <text:p text:style-name="P19">V=12</text:p>
      <text:p text:style-name="P19">Ah=9</text:p>
      <text:p text:style-name="P19">Eff<text:span text:style-name="T5">=0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1:04:02.680337254</meta:creation-date>
    <dc:date>2019-05-21T21:16:56.339609343</dc:date>
    <meta:editing-duration>PT12M49S</meta:editing-duration>
    <meta:editing-cycles>12</meta:editing-cycles>
    <meta:generator>LibreOffice/5.2.7.2$Linux_X86_64 LibreOffice_project/20m0$Build-2</meta:generator>
    <meta:document-statistic meta:table-count="1" meta:image-count="0" meta:object-count="0" meta:page-count="4" meta:paragraph-count="38" meta:word-count="218" meta:character-count="1150" meta:non-whitespace-character-count="965"/>
  </office:meta>
</office:document-meta>
</file>